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TransactionAttribute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Attribute.rollback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TransactionAttribute.DelegatingTransactionAttribute( TransactionAttribute target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TransactionAttribute.getQual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